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34eb" officeooo:paragraph-rsid="001334eb"/>
    </style:style>
    <style:style style:name="T1" style:family="text">
      <style:text-properties officeooo:rsid="001334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Au cours de cette première période de projet, j’ai pu voir l’importance de la communication entre membre du groupe. En effet il ne suffit pas de se consacrer à sa part du travail, il faut également aider les autres membres et avancer tous ensemble. Je vais donc tâcher de partager plus d’information avec mes camarades et de bien plus échanger avec eux.</text:span></text:p>
      <text:p text:style-name="Standard"/>
      <text:p text:style-name="P1">Ma partie concerne la création d’un site internet et après avoir analysé le travail qui m’était confiée je dois maintenant passer à la phase de conception. Cela signifie que je doit réaliser des ébauches de ce à quoi voit ressembler le site.</text:p>
      <text:p text:style-name="P1">Pour se faire la communication va être primordiale, je vais devoir communiquer avec Romain Pinto car c’est le membre du groupe avec lequel ma partie est liée. Une fois que nous serons tombés d’accords sur le rendu nous irons le proposer à des représentants de la MD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07:12:21.251000000</meta:creation-date>
    <dc:date>2020-02-03T07:22:46.558000000</dc:date>
    <meta:editing-duration>PT10M26S</meta:editing-duration>
    <meta:editing-cycles>1</meta:editing-cycles>
    <meta:document-statistic meta:table-count="0" meta:image-count="0" meta:object-count="0" meta:page-count="1" meta:paragraph-count="3" meta:word-count="151" meta:character-count="862" meta:non-whitespace-character-count="713"/>
    <meta:generator>LibreOffice/5.3.6.1$Windows_x86 LibreOffice_project/686f202eff87ef707079aeb7f485847613344eb7</meta:generator>
  </office:meta>
</office:document-meta>
</file>